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Mono" svg:font-family="'Ubuntu Mono'" style:font-pitch="fixed"/>
    <style:font-face style:name="Wingdings" svg:font-family="Wingdings" style:font-family-generic="roman" style:font-pitch="variable"/>
    <style:font-face style:name="Wingdings1" svg:font-family="Wingdings" style:font-family-generic="system" style:font-pitch="variable"/>
  </office:font-face-decls>
  <office:automatic-styles>
    <style:style style:name="P1" style:family="paragraph" style:parent-style-name="Standard">
      <style:paragraph-properties fo:line-height="150%" fo:text-align="end" style:justify-single-word="false"/>
      <style:text-properties style:use-window-font-color="true" loext:opacity="0%" style:font-name="Times New Roman" fo:font-size="14pt" style:font-size-asian="14pt" style:font-name-complex="Times New Roman1"/>
    </style:style>
    <style:style style:name="P2" style:family="paragraph" style:parent-style-name="Standard">
      <style:paragraph-properties fo:line-height="150%" fo:text-align="center" style:justify-single-word="false"/>
      <style:text-properties style:use-window-font-color="true" loext:opacity="0%" style:font-name="Times New Roman" fo:font-size="14pt" style:font-size-asian="14pt" style:font-name-complex="Times New Roman1"/>
    </style:style>
    <style:style style:name="P3" style:family="paragraph" style:parent-style-name="Standard">
      <style:paragraph-properties fo:line-height="150%" fo:text-align="center" style:justify-single-word="false"/>
      <style:text-properties style:use-window-font-color="true" loext:opacity="0%" style:font-name="Times New Roman" fo:font-size="14pt" officeooo:rsid="00b63f9e" officeooo:paragraph-rsid="00b63f9e" style:font-size-asian="14pt" style:font-name-complex="Times New Roman1"/>
    </style:style>
    <style:style style:name="P4" style:family="paragraph" style:parent-style-name="Standard">
      <style:paragraph-properties fo:margin-left="0cm" fo:margin-right="0cm" fo:line-height="100%" fo:text-align="center" style:justify-single-word="false" fo:text-indent="1.251cm" style:auto-text-indent="false"/>
      <style:text-properties style:use-window-font-color="true" loext:opacity="0%" style:font-name="Times New Roman" fo:font-size="14pt" fo:font-weight="normal" officeooo:rsid="00b63f9e" officeooo:paragraph-rsid="00b63f9e" style:font-size-asian="14pt" style:font-weight-asian="normal" style:font-size-complex="14pt" style:font-weight-complex="normal"/>
    </style:style>
    <style:style style:name="P5" style:family="paragraph" style:parent-style-name="Standard" style:master-page-name="">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251cm" style:auto-text-indent="false" style:page-number="auto" fo:background-color="transparent" style:writing-mode="lr-tb"/>
      <style:text-properties style:use-window-font-color="true" loext:opacity="0%" style:font-name="Times New Roman" fo:font-size="14pt" fo:font-weight="normal" officeooo:rsid="00b63f9e" officeooo:paragraph-rsid="00b63f9e"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6" style:family="paragraph" style:parent-style-name="Standard">
      <style:paragraph-properties fo:line-height="150%" fo:text-align="center" style:justify-single-word="false"/>
      <style:text-properties style:use-window-font-color="true" loext:opacity="0%" style:font-name="Times New Roman" fo:font-size="14pt" fo:font-weight="bold" style:font-size-asian="14pt" style:font-weight-asian="bold" style:font-name-complex="Times New Roman1"/>
    </style:style>
    <style:style style:name="P7" style:family="paragraph" style:parent-style-name="Standard">
      <style:paragraph-properties fo:line-height="150%" fo:text-align="center" style:justify-single-word="false"/>
      <style:text-properties style:use-window-font-color="true" loext:opacity="0%"/>
    </style:style>
    <style:style style:name="P8" style:family="paragraph" style:parent-style-name="Standard">
      <style:paragraph-properties fo:line-height="150%" fo:text-align="end" style:justify-single-word="false"/>
      <style:text-properties style:use-window-font-color="true" loext:opacity="0%"/>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3">
      <style:paragraph-properties>
        <style:tab-stops>
          <style:tab-stop style:position="16.501cm" style:type="right" style:leader-style="dotted" style:leader-text="."/>
        </style:tab-stops>
      </style:paragraph-properties>
    </style:style>
    <style:style style:name="P11" style:family="paragraph" style:parent-style-name="Heading_20_2" style:list-style-name="" style:master-pag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251cm" style:auto-text-indent="false" style:page-number="auto" fo:break-before="page" fo:background-color="transparent" style:writing-mode="lr-tb"/>
      <style:text-properties style:font-name="Times New Roman" fo:font-size="20pt" fo:font-weight="bold" style:font-size-asian="20pt" style:font-weight-asian="bold" style:font-size-complex="20pt" style:font-weight-complex="bold" fo:hyphenate="false" fo:hyphenation-remain-char-count="2" fo:hyphenation-push-char-count="2" loext:hyphenation-no-caps="false" loext:hyphenation-no-last-word="false" loext:hyphenation-word-char-count="no-limit" loext:hyphenation-zone="no-limit"/>
    </style:style>
    <style:style style:name="P12" style:family="paragraph" style:parent-style-name="Heading_20_2" style:master-page-name="">
      <style:paragraph-properties fo:margin-left="0cm" fo:margin-right="0cm" fo:margin-top="0cm" fo:margin-bottom="0cm" style:contextual-spacing="false" fo:line-height="150%" fo:text-align="start" style:justify-single-word="false" fo:orphans="0" fo:widows="0" fo:hyphenation-ladder-count="no-limit" fo:text-indent="1.251cm" style:auto-text-indent="false" style:page-number="auto" fo:break-before="page" style:writing-mode="lr-tb"/>
      <style:text-properties style:font-name="Times New Roman" fo:font-size="20pt" fo:font-weight="bold" style:font-size-asian="20pt" style:font-weight-asian="bold" style:font-size-complex="20pt" style:font-weight-complex="bold" fo:hyphenate="false" fo:hyphenation-remain-char-count="2" fo:hyphenation-push-char-count="2" loext:hyphenation-no-caps="false" loext:hyphenation-no-last-word="false" loext:hyphenation-word-char-count="no-limit" loext:hyphenation-zone="no-limit"/>
    </style:style>
    <style:style style:name="P13" style:family="paragraph" style:parent-style-name="Heading_20_2" style:master-page-name="">
      <style:paragraph-properties fo:margin-left="0cm" fo:margin-right="0cm" fo:margin-top="0cm" fo:margin-bottom="0cm" style:contextual-spacing="false" fo:line-height="150%" fo:text-align="start" style:justify-single-word="false" fo:orphans="0" fo:widows="0" fo:hyphenation-ladder-count="no-limit" fo:text-indent="1.251cm" style:auto-text-indent="false" style:page-number="auto" fo:break-before="page" style:writing-mode="lr-tb"/>
      <style:text-properties style:font-name="Times New Roman" fo:font-size="20pt" fo:font-weight="bold" style:font-size-asian="20pt" style:font-weight-asian="bold" style:font-size-complex="20pt" style:font-weight-complex="bold" fo:hyphenate="false" fo:hyphenation-remain-char-count="2" fo:hyphenation-push-char-count="2" loext:hyphenation-no-caps="false" loext:hyphenation-no-last-word="false" loext:hyphenation-word-char-count="no-limit" loext:hyphenation-zone="no-limit"/>
    </style:style>
    <style:style style:name="P14" style:family="paragraph" style:parent-style-name="Heading_20_2" style:master-page-name="">
      <style:paragraph-properties fo:margin-left="0cm" fo:margin-right="0cm" fo:margin-top="0cm" fo:margin-bottom="0cm" style:contextual-spacing="false" fo:line-height="150%" fo:text-align="start" style:justify-single-word="false" fo:orphans="0" fo:widows="0" fo:hyphenation-ladder-count="no-limit" fo:text-indent="1.251cm" style:auto-text-indent="false" style:page-number="auto" fo:break-before="page" style:writing-mode="lr-tb"/>
      <style:text-properties style:font-name="Times New Roman" fo:font-size="20pt" fo:font-weight="bold" style:font-size-asian="20pt" style:font-weight-asian="bold" style:font-size-complex="20pt" style:font-weight-complex="bold" fo:hyphenate="false" fo:hyphenation-remain-char-count="2" fo:hyphenation-push-char-count="2" loext:hyphenation-no-caps="false" loext:hyphenation-no-last-word="false" loext:hyphenation-word-char-count="no-limit" loext:hyphenation-zone="no-limit"/>
    </style:style>
    <style:style style:name="P15" style:family="paragraph" style:parent-style-name="Heading_20_2" style:master-page-name="">
      <style:paragraph-properties fo:margin-left="0cm" fo:margin-right="0cm" fo:margin-top="0cm" fo:margin-bottom="0cm" style:contextual-spacing="false" fo:line-height="150%" fo:text-align="start" style:justify-single-word="false" fo:orphans="0" fo:widows="0" fo:hyphenation-ladder-count="no-limit" fo:text-indent="1.251cm" style:auto-text-indent="false" style:page-number="auto" fo:break-before="page" style:writing-mode="lr-tb"/>
      <style:text-properties style:font-name="Times New Roman" fo:font-size="20pt" fo:font-weight="bold" style:font-size-asian="20pt" style:font-weight-asian="bold" style:font-size-complex="20pt" style:font-weight-complex="bold" fo:hyphenate="false" fo:hyphenation-remain-char-count="2" fo:hyphenation-push-char-count="2" loext:hyphenation-no-caps="false" loext:hyphenation-no-last-word="false" loext:hyphenation-word-char-count="no-limit" loext:hyphenation-zone="no-limit"/>
    </style:style>
    <style:style style:name="P16" style:family="paragraph" style:parent-style-name="Heading_20_2" style:master-page-name="">
      <style:paragraph-properties fo:margin-left="0cm" fo:margin-right="0cm" fo:margin-top="0cm" fo:margin-bottom="0cm" style:contextual-spacing="false" fo:line-height="150%" fo:text-align="start" style:justify-single-word="false" fo:orphans="0" fo:widows="0" fo:hyphenation-ladder-count="no-limit" fo:text-indent="1.251cm" style:auto-text-indent="false" style:page-number="auto" fo:break-before="page" style:writing-mode="lr-tb"/>
      <style:text-properties style:font-name="Times New Roman" fo:font-size="20pt" fo:font-weight="bold" style:font-size-asian="20pt" style:font-weight-asian="bold" style:font-size-complex="20pt" style:font-weight-complex="bold" fo:hyphenate="false" fo:hyphenation-remain-char-count="2" fo:hyphenation-push-char-count="2" loext:hyphenation-no-caps="false" loext:hyphenation-no-last-word="false" loext:hyphenation-word-char-count="no-limit" loext:hyphenation-zone="no-limit"/>
    </style:style>
    <style:style style:name="P17" style:family="paragraph" style:parent-style-name="Heading_20_2">
      <style:paragraph-properties fo:margin-left="0cm" fo:margin-right="0cm" fo:margin-top="0cm" fo:margin-bottom="0cm" style:contextual-spacing="false" fo:line-height="150%" fo:text-align="start" style:justify-single-word="false" fo:orphans="0" fo:widows="0" fo:hyphenation-ladder-count="no-limit" fo:text-indent="1.251cm" style:auto-text-indent="false" style:writing-mode="lr-tb"/>
      <style:text-properties style:font-name="Times New Roman" fo:font-size="20pt" fo:font-weight="bold" style:font-size-asian="20pt" style:font-weight-asian="bold" style:font-size-complex="20pt" style:font-weight-complex="bold" fo:hyphenate="false" fo:hyphenation-remain-char-count="2" fo:hyphenation-push-char-count="2" loext:hyphenation-no-caps="false" loext:hyphenation-no-last-word="false" loext:hyphenation-word-char-count="no-limit" loext:hyphenation-zone="no-limit"/>
    </style:style>
    <style:style style:name="P18" style:family="paragraph" style:parent-style-name="Heading_20_3">
      <style:paragraph-properties fo:margin-left="0cm" fo:margin-right="0cm" fo:margin-top="0cm" fo:margin-bottom="0cm" style:contextual-spacing="false" fo:line-height="150%" fo:text-align="justify" style:justify-single-word="false" fo:orphans="2" fo:widows="2" fo:hyphenation-ladder-count="no-limit" fo:text-indent="1.251cm" style:auto-text-indent="false" style:writing-mode="lr-tb"/>
      <style:text-properties style:use-window-font-color="true" loext:opacity="0%" style:font-name="Times New Roman" fo:font-size="14pt" fo:font-weight="bold" officeooo:rsid="00b63f9e" officeooo:paragraph-rsid="00b63f9e" style:font-size-asian="14pt" style:font-weight-asian="bold" style:font-size-complex="14pt" style:font-weight-complex="bold" fo:hyphenate="false" fo:hyphenation-remain-char-count="2" fo:hyphenation-push-char-count="2" loext:hyphenation-no-caps="false" loext:hyphenation-no-last-word="false" loext:hyphenation-word-char-count="no-limit" loext:hyphenation-zone="no-limit"/>
    </style:style>
    <style:style style:name="P19" style:family="paragraph" style:parent-style-name="Heading_20_3">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fo:font-weight="bold" officeooo:rsid="00b63f9e" officeooo:paragraph-rsid="00b63f9e" style:font-size-asian="14pt" style:font-weight-asian="bold" style:font-size-complex="14pt" style:font-weight-complex="bold" fo:hyphenate="false" fo:hyphenation-remain-char-count="2" fo:hyphenation-push-char-count="2" loext:hyphenation-no-caps="false" loext:hyphenation-no-last-word="false" loext:hyphenation-word-char-count="no-limit" loext:hyphenation-zone="no-limit"/>
    </style:style>
    <style:style style:name="P20" style:family="paragraph" style:parent-style-name="Standard">
      <style:paragraph-properties fo:margin-left="0cm" fo:margin-right="0cm" fo:line-height="100%" fo:text-align="center" style:justify-single-word="false" fo:text-indent="1.251cm" style:auto-text-indent="false"/>
      <style:text-properties style:use-window-font-color="true" loext:opacity="0%" style:font-name="Times New Roman" fo:font-size="14pt" fo:font-weight="normal" officeooo:rsid="00b63f9e" officeooo:paragraph-rsid="00b63f9e" style:font-size-asian="14pt" style:font-weight-asian="normal" style:font-size-complex="14pt" style:font-weight-complex="normal"/>
    </style:style>
    <style:style style:name="P21" style:family="paragraph" style:parent-style-name="Standard">
      <style:paragraph-properties fo:margin-left="0cm" fo:margin-right="0cm" fo:line-height="100%" fo:text-align="center" style:justify-single-word="false" fo:text-indent="1.251cm" style:auto-text-indent="false" fo:break-before="page"/>
      <style:text-properties style:use-window-font-color="true" loext:opacity="0%" style:font-name="Times New Roman" fo:font-size="14pt" fo:font-weight="normal" officeooo:rsid="00b63f9e" officeooo:paragraph-rsid="00b63f9e" style:font-size-asian="14pt" style:font-weight-asian="normal" style:font-size-complex="14pt" style:font-weight-complex="normal"/>
    </style:style>
    <style:style style:name="P22"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fo:font-weight="normal" officeooo:rsid="00b63f9e" officeooo:paragraph-rsid="00b63f9e"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23"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fo:font-weight="normal" officeooo:rsid="00b63f9e" officeooo:paragraph-rsid="00bb5ac5"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24"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fo:font-weight="normal" officeooo:rsid="00b63f9e" officeooo:paragraph-rsid="00bd0c52"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25" style:family="paragraph" style:parent-style-name="Standard" style:list-style-name="L1">
      <loext:graphic-properties draw:fill="none"/>
      <style:paragraph-properties fo:margin-top="0cm" fo:margin-bottom="0cm" style:contextual-spacing="false" fo:line-height="150%" fo:text-align="justify" style:justify-single-word="false" fo:orphans="2" fo:widows="2" fo:hyphenation-ladder-count="no-limit" fo:background-color="transparent" style:writing-mode="lr-tb"/>
      <style:text-properties style:use-window-font-color="true" loext:opacity="0%" style:font-name="Times New Roman" fo:font-size="14pt" fo:font-weight="normal" officeooo:rsid="00b63f9e" officeooo:paragraph-rsid="00b63f9e"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26" style:family="paragraph" style:parent-style-name="Standard">
      <style:paragraph-properties fo:line-height="150%" fo:text-align="justify" style:justify-single-word="false"/>
      <style:text-properties style:use-window-font-color="true" loext:opacity="0%" style:font-name="Times New Roman" fo:font-size="14pt" fo:font-weight="normal" officeooo:rsid="00b63f9e" officeooo:paragraph-rsid="00b63f9e" style:font-size-asian="14pt" style:font-weight-asian="normal" style:font-size-complex="14pt" style:font-weight-complex="normal"/>
    </style:style>
    <style:style style:name="P27"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officeooo:rsid="00b63f9e" officeooo:paragraph-rsid="00bb5ac5" style:font-size-asian="14pt" style:font-name-complex="Times New Roman1" fo:hyphenate="false" fo:hyphenation-remain-char-count="2" fo:hyphenation-push-char-count="2" loext:hyphenation-no-caps="false" loext:hyphenation-no-last-word="false" loext:hyphenation-word-char-count="no-limit" loext:hyphenation-zone="no-limit"/>
    </style:style>
    <style:style style:name="P28"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officeooo:rsid="00b63f9e" officeooo:paragraph-rsid="00b98ce2" style:font-size-asian="14pt" style:font-name-complex="Times New Roman1" fo:hyphenate="false" fo:hyphenation-remain-char-count="2" fo:hyphenation-push-char-count="2" loext:hyphenation-no-caps="false" loext:hyphenation-no-last-word="false" loext:hyphenation-word-char-count="no-limit" loext:hyphenation-zone="no-limit"/>
    </style:style>
    <style:style style:name="P29"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officeooo:rsid="00b63f9e" officeooo:paragraph-rsid="00b98ce2" style:font-size-asian="14pt" style:font-name-complex="Times New Roman1" fo:hyphenate="false" fo:hyphenation-remain-char-count="2" fo:hyphenation-push-char-count="2" loext:hyphenation-no-caps="false" loext:hyphenation-no-last-word="false" loext:hyphenation-word-char-count="no-limit" loext:hyphenation-zone="no-limit"/>
    </style:style>
    <style:style style:name="P30"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officeooo:rsid="00b63f9e" officeooo:paragraph-rsid="00bb5ac5" style:font-size-asian="14pt" style:font-name-complex="Times New Roman1" fo:hyphenate="false" fo:hyphenation-remain-char-count="2" fo:hyphenation-push-char-count="2" loext:hyphenation-no-caps="false" loext:hyphenation-no-last-word="false" loext:hyphenation-word-char-count="no-limit" loext:hyphenation-zone="no-limit"/>
    </style:style>
    <style:style style:name="P31"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ext-properties style:use-window-font-color="true" loext:opacity="0%" style:font-name="Times New Roman" fo:font-size="14pt" officeooo:rsid="00b63f9e" officeooo:paragraph-rsid="00bb5ac5" style:font-size-asian="14pt" style:font-name-complex="Times New Roman1" fo:hyphenate="false" fo:hyphenation-remain-char-count="2" fo:hyphenation-push-char-count="2" loext:hyphenation-no-caps="false" loext:hyphenation-no-last-word="false" loext:hyphenation-word-char-count="no-limit" loext:hyphenation-zone="no-limit"/>
    </style:style>
    <style:style style:name="P32"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officeooo:rsid="00bb5ac5" officeooo:paragraph-rsid="00bb5ac5" style:font-size-asian="14pt" style:font-name-complex="Times New Roman1" fo:hyphenate="false" fo:hyphenation-remain-char-count="2" fo:hyphenation-push-char-count="2" loext:hyphenation-no-caps="false" loext:hyphenation-no-last-word="false" loext:hyphenation-word-char-count="no-limit" loext:hyphenation-zone="no-limit"/>
    </style:style>
    <style:style style:name="P33"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fo:font-weight="normal" officeooo:rsid="00b63f9e" officeooo:paragraph-rsid="00b63f9e"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T65" style:family="text">
      <style:text-properties fo:font-weight="bold" style:font-weight-asian="bold" style:font-weight-complex="bold"/>
    </style:style>
    <style:style style:name="T66" style:family="text">
      <style:text-properties style:font-name="Times New Roman" fo:font-size="14pt" style:font-size-asian="14pt" style:font-name-complex="Times New Roman1"/>
    </style:style>
    <style:style style:name="T67" style:family="text">
      <style:text-properties style:font-name="Times New Roman" fo:font-size="14pt" officeooo:rsid="000b69fb" style:font-size-asian="14pt" style:font-name-complex="Times New Roman1"/>
    </style:style>
    <style:style style:name="T68" style:family="text">
      <style:text-properties style:font-name="Times New Roman" fo:font-size="14pt" officeooo:rsid="00b63f9e" style:font-size-asian="14pt" style:font-name-complex="Times New Roman1"/>
    </style:style>
    <style:style style:name="T69" style:family="text">
      <style:text-properties officeooo:rsid="002ae201"/>
    </style:style>
    <style:style style:name="T70" style:family="text">
      <style:text-properties fo:font-style="italic"/>
    </style:style>
    <style:style style:name="T71" style:family="text">
      <style:text-properties officeooo:rsid="00b98ce2"/>
    </style:style>
    <style:style style:name="T72" style:family="text">
      <style:text-properties style:text-position="sub 58%"/>
    </style:style>
    <style:style style:name="T73" style:family="text">
      <style:text-properties fo:font-weight="normal" style:font-weight-asian="normal" style:font-weight-complex="normal"/>
    </style:style>
    <style:style style:name="T74" style:family="text">
      <style:text-properties fo:font-weight="normal" officeooo:rsid="00bb5ac5" style:font-weight-asian="normal" style:font-weight-complex="normal"/>
    </style:style>
    <style:style style:name="T75" style:family="text">
      <style:text-properties officeooo:rsid="00bb5ac5"/>
    </style:style>
    <style:style style:name="T76" style:family="text">
      <style:text-properties officeooo:rsid="00bd0c52"/>
    </style:style>
    <style:style style:name="T77" style:family="text">
      <style:text-properties style:text-position="super 58%"/>
    </style:style>
    <style:style style:name="T78" style:family="text">
      <style:text-properties officeooo:rsid="00bf344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МИНОБРНАУКИ РОССИИ</text:p>
      <text:p text:style-name="P6">Федеральное государственное бюджетное образовательное учреждение высшего образования <text:line-break/>«Тульский государственный университет»</text:p>
      <text:p text:style-name="P7"/>
      <text:p text:style-name="P6">Интернет-институт</text:p>
      <text:p text:style-name="P7"/>
      <text:p text:style-name="P7"/>
      <text:p text:style-name="P7"/>
      <text:p text:style-name="P7"><text:span text:style-name="T68">ПРАКТИЧЕСКАЯ</text:span><text:span text:style-name="T66"> РАБОТ</text:span><text:span text:style-name="T67">А</text:span></text:p>
      <text:p text:style-name="P2">по дисциплине</text:p>
      <text:p text:style-name="P2">«<text:span text:style-name="T69">Технологии программирования 2</text:span>»</text:p>
      <text:p text:style-name="P3">на тему </text:p>
      <text:p text:style-name="P3">«Оценка сложности алгоритмов. </text:p>
      <text:p text:style-name="P3">Показатели эффективности параллельного алгоритма»</text:p>
      <text:p text:style-name="P7"><text:span text:style-name="T66"/></text:p>
      <text:p text:style-name="P7"><text:span text:style-name="T66">Семестр </text:span><text:span text:style-name="T67">5</text:span></text:p>
      <text:p text:style-name="P7"/>
      <text:p text:style-name="P7"/>
      <text:p text:style-name="P2">Вариант 3</text:p>
      <text:p text:style-name="P7"/>
      <text:p text:style-name="P7"/>
      <text:p text:style-name="P2"/>
      <text:p text:style-name="P2"/>
      <text:p text:style-name="P1">Выполнил: студент гр. ИБ262521-ф</text:p>
      <text:p text:style-name="P1">Артемов Александр Евгеньевич</text:p>
      <text:p text:style-name="P1">Проверил: канд. техн. наук, доц.</text:p>
      <text:p text:style-name="P1">Сафронова Марина Алексеевна</text:p>
      <text:p text:style-name="P8"/>
      <text:p text:style-name="P8"/>
      <text:p text:style-name="P8"/>
      <text:p text:style-name="P8"/>
      <text:p text:style-name="P7"><text:span text:style-name="T66">Тула 202</text:span><text:span text:style-name="T67">4</text:span></text:p>
      <text:p text:style-name="P21">Содержание</text:p>
      <text:p text:style-name="P4"/>
      <text:table-of-content text:style-name="Sect1" text:protected="true" text:name="Оглавление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127_686934778" text:style-name="Index_20_Link" text:visited-style-name="Index_20_Link">Вводная часть<text:tab/>3</text:a></text:p>
          <text:p text:style-name="P9"><text:a xlink:type="simple" xlink:href="#__RefHeading___Toc129_686934778" text:style-name="Index_20_Link" text:visited-style-name="Index_20_Link">Сложность алгоритмов<text:tab/>4</text:a></text:p>
          <text:p text:style-name="P10"><text:a xlink:type="simple" xlink:href="#__RefHeading___Toc143_686934778" text:style-name="Index_20_Link" text:visited-style-name="Index_20_Link">Асимптотический анализ<text:tab/>4</text:a></text:p>
          <text:p text:style-name="P10"><text:a xlink:type="simple" xlink:href="#__RefHeading___Toc145_686934778" text:style-name="Index_20_Link" text:visited-style-name="Index_20_Link">Порядок роста<text:tab/>4</text:a></text:p>
          <text:p text:style-name="P10"><text:a xlink:type="simple" xlink:href="#__RefHeading___Toc131_686934778" text:style-name="Index_20_Link" text:visited-style-name="Index_20_Link">Наилучший, средний и наихудший случаи<text:tab/>6</text:a></text:p>
          <text:p text:style-name="P9"><text:a xlink:type="simple" xlink:href="#__RefHeading___Toc133_686934778" text:style-name="Index_20_Link" text:visited-style-name="Index_20_Link">Параллельный алгоритм<text:tab/>8</text:a></text:p>
          <text:p text:style-name="P9"><text:a xlink:type="simple" xlink:href="#__RefHeading___Toc135_686934778" text:style-name="Index_20_Link" text:visited-style-name="Index_20_Link">Оценка параллельных алгоритмов<text:tab/>11</text:a></text:p>
          <text:p text:style-name="P9"><text:a xlink:type="simple" xlink:href="#__RefHeading___Toc137_686934778" text:style-name="Index_20_Link" text:visited-style-name="Index_20_Link">Показатели эффективности параллельного алгоритма<text:tab/>12</text:a></text:p>
          <text:p text:style-name="P9"><text:a xlink:type="simple" xlink:href="#__RefHeading___Toc139_686934778" text:style-name="Index_20_Link" text:visited-style-name="Index_20_Link">Заключение<text:tab/>15</text:a></text:p>
          <text:p text:style-name="P9"><text:a xlink:type="simple" xlink:href="#__RefHeading___Toc141_686934778" text:style-name="Index_20_Link" text:visited-style-name="Index_20_Link">Используемые источники<text:tab/>17</text:a></text:p>
        </text:index-body>
      </text:table-of-content>
      <text:p text:style-name="P4"/>
      <text:p text:style-name="P4"/>
      <text:p text:style-name="P5"/>
      <text:h text:style-name="P11" text:outline-level="2"><text:bookmark-start text:name="__RefHeading___Toc127_686934778"/>Вводная часть<text:bookmark-end text:name="__RefHeading___Toc127_686934778"/></text:h>
      <text:p text:style-name="P22"/>
      <text:p text:style-name="P22">Существует несколько способов измерения сложности алгоритма. Программисты обычно сосредотачивают внимание на скорости алгоритма, но не менее важны и другие показатели – требования к объёму памяти, свободному месте на диске. Использование быстрого алгоритма не приведёт к ожидаемым результатам, если для его работы понадобится больше памяти, чем есть у компьютера.</text:p>
      <text:p text:style-name="P22">Сложность алгоритмов обычно оценивают по времени выполнения или по используемой памяти. В обоих случаях сложность зависит от размеров входных данных: массив из 100 элементов будет обработан быстрее, чем аналогичный из 1000. При этом точное время мало кого интересует: оно зависит от процессора, типа данных, языка программирования и множества других параметров. Важна лишь асимптотическая сложность, т.е. сложность при стремлении размера входных данных к бесконечности.</text:p>
      <text:p text:style-name="P22">Допустим, некоторому алгоритму нужно выполнить 4n3 + 7n условных операций, чтобы обработать n элементов входных данных. При увеличении n на итоговое время работы будет значительно больше влиять возведение n в куб, чем умножение его на 4 или же прибавление 7n. Тогда говорят, что временная сложность этого алгоритма равна О(n3), т.е. зависит от размера входных данных кубически.</text:p>
      <text:p text:style-name="P22">Использование заглавной буквы О (или так называемая О-нотация) пришло из математики, где её применяют для сравнения асимптотического поведения функций. Формально O(f(n)) означает, что время работы алгоритма (или объём занимаемой памяти) растёт в зависимости от объёма входных данных не быстрее, чем некоторая константа, умноженная на f(n).</text:p>
      <text:p text:style-name="P22"/>
      <text:h text:style-name="P12" text:outline-level="2"><text:bookmark-start text:name="__RefHeading___Toc129_686934778"/>Сложность алгоритмов<text:bookmark-end text:name="__RefHeading___Toc129_686934778"/></text:h>
      <text:p text:style-name="P22"/>
      <text:h text:style-name="P18" text:outline-level="3"><text:bookmark-start text:name="__RefHeading___Toc143_686934778"/>Асимптотический анализ<text:bookmark-end text:name="__RefHeading___Toc143_686934778"/></text:h>
      <text:p text:style-name="P22"/>
      <text:p text:style-name="P22">Когда мы говорим об измерении сложности алгоритмов, мы подразумеваем анализ времени, которое потребуется для обработки очень большого набора данных. Такой анализ называют асимптотическим. Сколько времени потребуется на обработку массива из десяти элементов? Тысячи? Десяти миллионов? Если алгоритм обрабатывает тысячу элементов за пять миллисекунд, что случится, если мы передадим в него миллион? Будет ли он выполняться пять минут или пять лет? </text:p>
      <text:p text:style-name="P22"/>
      <text:h text:style-name="P18" text:outline-level="3"/>
      <text:h text:style-name="P18" text:outline-level="3"><text:bookmark-start text:name="__RefHeading___Toc145_686934778"/>Порядок роста<text:bookmark-end text:name="__RefHeading___Toc145_686934778"/></text:h>
      <text:p text:style-name="P22"/>
      <text:p text:style-name="P22">Порядок роста описывает то, как сложность алгоритма растет с увеличением размера входных данных. Чаще всего он представлен в виде O-нотации (от нем. «Ordnung» — порядок) : O(f(x)), где f(x) — формула, выражающая сложность алгоритма. В формуле может присутствовать переменная n, представляющая размер входных данных. Ниже приводится список наиболее часто встречающихся порядков роста, но он ни в коем случае не полный.</text:p>
      <text:p text:style-name="P22"/>
      <text:p text:style-name="P22">Константный — O(1)</text:p>
      <text:p text:style-name="P22">Порядок роста O(1) означает, что вычислительная сложность алгоритма не зависит от размера входных данных. Следует помнить, однако, что единица в формуле не значит, что алгоритм выполняется за одну операцию или требует очень мало времени. Он может потребовать и микросекунду, и год. Важно то, что это время не зависит от входных данных.</text:p>
      <text:p text:style-name="P22"/>
      <text:p text:style-name="P22"><text:soft-page-break/>O(n) — линейная сложность</text:p>
      <text:p text:style-name="P22">Такой сложностью обладает, например, алгоритм поиска наибольшего элемента в не отсортированном массиве. Нам придётся пройтись по всем n элементам массива, чтобы понять, какой из них максимальный. </text:p>
      <text:p text:style-name="P22">Порядок роста O(n) означает, что сложность алгоритма линейно растет с увеличением входного массива. Если линейный алгоритм обрабатывает один элемент пять миллисекунд, то мы можем ожидать, что тысячу элементов он обработает за пять секунд.</text:p>
      <text:p text:style-name="P22">Такие алгоритмы легко узнать по наличию цикла по каждому элементу входного массива.</text:p>
      <text:p text:style-name="P22"/>
      <text:p text:style-name="P22">O(log n) — логарифмическая сложность</text:p>
      <text:p text:style-name="P22">Порядок роста O( log n) означает, что время выполнения алгоритма растет логарифмически с увеличением размера входного массива. (Прим. пер.: в анализе алгоритмов по умолчанию используется логарифм по основанию 2). Большинство алгоритмов, работающих по принципу «деления пополам», имеют логарифмическую сложность.</text:p>
      <text:p text:style-name="P22">Простейший пример — бинарный поиск. Если массив отсортирован, мы можем проверить, есть ли в нём какое-то конкретное значение, методом деления пополам. Проверим средний элемент, если он больше искомого, то отбросим вторую половину массива — там его точно нет. Если же меньше, то наоборот — отбросим начальную половину. И так будем продолжать делить пополам, в итоге проверим log n элементов.</text:p>
      <text:p text:style-name="P22"/>
      <text:p text:style-name="P22">Линеарифметическая или линеаризованная — O(n·log n)</text:p>
      <text:p text:style-name="P22">Линеарифметический (или линейно-логарифмический) алгоритм имеет порядок роста <text:span text:style-name="T70">O(n·</text:span>log <text:span text:style-name="T70">n)</text:span>. Некоторые алгоритмы типа «разделяй и властвуй» попадают в эту категорию. Означает, что удвоение размера входных данных увеличит время выполнения чуть более, чем вдвое. Примеры алгоритмов с такой сложностью: Сортировка слиянием или множеством n элементов.</text:p>
      <text:p text:style-name="P22"><text:soft-page-break/>O(n<text:span text:style-name="T77">2</text:span>) — квадратичная сложность</text:p>
      <text:p text:style-name="P22">Такую сложность имеет, например, алгоритм сортировки вставками. В канонической реализации он представляет из себя два вложенных цикла: один, чтобы проходить по всему массиву, а второй, чтобы находить место очередному элементу в уже отсортированной части. Таким образом, количество операций будет зависеть от размера массива как n * n, т.е. n2.</text:p>
      <text:p text:style-name="P22">Бывают и другие оценки по сложности, но все они основаны на том же принципе.</text:p>
      <text:p text:style-name="P22">Время работы алгоритма с порядком роста O(n<text:span text:style-name="T77">2</text:span>) зависит от квадрата размера входного массива. Несмотря на то, что такой ситуации иногда не избежать, квадратичная сложность — повод пересмотреть используемые алгоритмы или структуры данных. Проблема в том, что они плохо масштабируются. Например, если массив из тысячи элементов потребует 1000 000 операций, массив из миллиона элементов потребует 1 000 000 000 000 операций. Если одна операция требует миллисекунду для выполнения, квадратичный алгоритм будет обрабатывать миллион элементов 32 года. Даже если он будет в сто раз быстрее, работа займет 84 дня.</text:p>
      <text:p text:style-name="P22"/>
      <text:h text:style-name="P19" text:outline-level="3"><text:bookmark-start text:name="__RefHeading___Toc131_686934778"/>Наилучший, средний и наихудший случаи<text:bookmark-end text:name="__RefHeading___Toc131_686934778"/></text:h>
      <text:h text:style-name="P19" text:outline-level="3"/>
      <text:p text:style-name="P22">Что мы имеем в виду, когда говорим, что порядок роста сложности алгоритма — O(n)? Это усредненный случай? Или наихудший? А может быть, наилучший?</text:p>
      <text:p text:style-name="P22">Обычно имеется в виду наихудший случай, за исключением тех случаев, когда наихудший и средний сильно отличаются. К примеру, мы увидим примеры алгоритмов, которые в среднем имеют порядок роста O(1), но периодически могут становиться O(n) (например, ArrayList.add). В этом случае мы будем указывать, что алгоритм работает в среднем за константное время, и объяснять случаи, когда сложность возрастает. Самое важное здесь то, что O(n) означает, что алгоритм потребует не более n шагов.</text:p>
      <text:h text:style-name="P17" text:outline-level="2"><text:bookmark-start text:name="__RefHeading___Toc133_686934778"/><text:soft-page-break/>Параллельный алгоритм<text:bookmark-end text:name="__RefHeading___Toc133_686934778"/></text:h>
      <text:p text:style-name="P22"/>
      <text:p text:style-name="P22">В информатике параллельный алгоритм, противопоставляемый традиционным последовательным алгоритмам, — алгоритм, который может быть реализован по частям на множестве различных вычислительных устройств с последующим объединением полученных результатов и получением корректного результата.</text:p>
      <text:p text:style-name="P22">Некоторые алгоритмы достаточно просто поддаются разбиению на независимо выполняемые фрагменты. Например, распределение работы по проверке всех чисел от 1 до 100000 на предмет того, какие из них являются простыми, может быть выполнено путём назначения каждому доступному процессору некоторого подмножества чисел с последующим объединением полученных множеств простых чисел (похожим образом реализован, например, проект GIMPS).</text:p>
      <text:p text:style-name="P22">С другой стороны, большинство известных алгоритмов вычисления значения числа π не допускают разбиения на параллельно выполняемые части, так как требуют результата предыдущей итерации выполнения алгоритма. Итеративные численные методы, такие как, например, метод Ньютона или задача трёх тел, также являются сугубо последовательными алгоритмами. Некоторые примеры рекурсивных алгоритмов достаточно сложно поддаются распараллеливанию. Одним из примеров является поиск в глубину на графах.</text:p>
      <text:p text:style-name="P22">Параллельные алгоритмы весьма важны ввиду постоянного совершенствования многопроцессорных систем и увеличения числа ядер в современных процессорах. Обычно проще сконструировать компьютер с одним быстрым процессором, чем с множеством медленных процессоров (при условии достижения одинаковой производительности). Однако производительность процессоров увеличивается главным образом за счёт совершенствования техпроцесса (уменьшения норм производства), чему мешают физические ограничения на размер элементов микросхем и <text:soft-page-break/>тепловыделение. Указанные ограничения могут быть преодолены путём перехода к многопроцессорной обработке, что оказывается эффективным даже для малых вычислительных систем.</text:p>
      <text:p text:style-name="P22">Сложность последовательных алгоритмов выражается в объёме используемой памяти и времени (числе тактов процессора), необходимых для выполнения алгоритма. Параллельные алгоритмы требуют учёта использования ещё одного ресурса: подсистемы связей между различными процессорами. Существует два способа обмена между процессорами: использование общей памяти и системы передачи сообщений.</text:p>
      <text:p text:style-name="P22">Системы с общей памятью требуют введения дополнительных блокировок для обрабатываемых данных, налагая определённые ограничения при использовании дополнительных процессоров.</text:p>
      <text:p text:style-name="P22">Системы передачи сообщений используют понятия каналов и блоков сообщений, что создаёт дополнительный трафик на шине и требует дополнительных затрат памяти для организации очередей сообщений. В дизайне современных процессоров могут быть предусмотрены специальные коммутаторы (кроссбары) с целью уменьшения влияния обмена сообщениями на время выполнения задачи.</text:p>
      <text:p text:style-name="P22">Ещё одной проблемой, связанной с использованием параллельных алгоритмов, является балансировка нагрузки. Например, поиск простых чисел в диапазоне от 1 до 100000 легко распределить между имеющимися процессорами, однако некоторые процессоры могут получить больший объём работы, в то время как другие закончат обработку раньше и будут простаивать. Проблемы балансировки нагрузки ещё больше усугубляется при использовании гетерогенных вычислительных сред, в которых вычислительные элементы существенно отличаются по производительности и доступности (например, в грид-системах).</text:p>
      <text:p text:style-name="P22">Разновидность параллельных алгоритмов, называемая распределёнными алгоритмами, специально разрабатываются для <text:soft-page-break/>применения на кластерах и в распределённых вычислительных системах с учётом ряда особенностей подобной обработки. </text:p>
      <text:p text:style-name="P22"/>
      <text:h text:style-name="P12" text:outline-level="2"><text:bookmark-start text:name="__RefHeading___Toc135_686934778"/>Оценка параллельных алгоритмов<text:bookmark-end text:name="__RefHeading___Toc135_686934778"/></text:h>
      <text:p text:style-name="P22"/>
      <text:p text:style-name="P22">При разработке параллельных алгоритмов решения задач вычислительной математики принципиальным моментом является анализ эффективности использования параллелизма, состоящий обычно в оценке получаемого ускорения процесса вычисления (сокращения времени решения задачи).</text:p>
      <text:p text:style-name="P22">Для упрощения оценки алгоритмов вводится ряд допущений:</text:p>
      <text:p text:style-name="P22">параллельная вычислительная система, на которой будет выполняться алгоритм, состоит из любого нужного числа процессоров и произвольно большой памяти, одновременно доступной всем процессорам.</text:p>
      <text:p text:style-name="P22">каждый процессор за единицу времени может выполнить любую унарную или бинарную операцию.</text:p>
      <text:p text:style-name="P22">время выполнения всех вспомогательных операций, а также время взаимодействия с памятью и время, затрачиваемое на управление процессом, считаются пренебрежимо малыми.</text:p>
      <text:p text:style-name="P22">все входные данные перед началом вычислений записаны в памяти. Каждый процессор считывает свои операнды из памяти и после выполнения операции записывает результат в память.</text:p>
      <text:p text:style-name="P22">после окончания вычислительного процесса все результаты остаются в памяти.</text:p>
      <text:p text:style-name="P22">все процессоры и устройство памяти объединяются в единую систему, связанную каналами передачи информации. </text:p>
      <text:p text:style-name="P22"/>
      <text:p text:style-name="P22"/>
      <text:h text:style-name="P12" text:outline-level="2"><text:bookmark-start text:name="__RefHeading___Toc137_686934778"/>Показатели эффективности параллельного алгоритма<text:bookmark-end text:name="__RefHeading___Toc137_686934778"/></text:h>
      <text:p text:style-name="P29"/>
      <text:p text:style-name="P29">Принципиальный момент при разработке алгоритмов — анализ эффективности использования параллелизма:</text:p>
      <text:p text:style-name="P29"><text:span text:style-name="T71">о</text:span>ценка максимально возможного ускорения процесса решения рассматриваемой задачи (анализ всех возможных способов выполнения вычислений);</text:p>
      <text:p text:style-name="P29"><text:span text:style-name="T71">о</text:span>ценка эффективности распараллеливания конкретных выбранных методов выполнения вычислений.</text:p>
      <text:p text:style-name="P29"/>
      <text:p text:style-name="P30"><text:span text:style-name="T65">Ускорение (speedup)</text:span> получаемое при использовании параллельного алгоритма для p процессоров, по сравнению с последовательным вариантом выполнения вычислений, определяется величиной </text:p>
      <text:p text:style-name="P27">S<text:span text:style-name="T72">p</text:span>(n) <text:span text:style-name="T71">=</text:span> T<text:span text:style-name="T72">1</text:span>(n) / T<text:span text:style-name="T72">p</text:span>(n) </text:p>
      <text:p text:style-name="P31">т.е. как отношение времени решения задач на скалярной ЭВМ к времени выполнения параллельного алгоритма (величина n используется для параметризации вычислительной сложности решаемой задачи и может пониматься, например, как количество входных данных задачи).</text:p>
      <text:p text:style-name="P29"><text:span text:style-name="T65">Эффективность (efficiency)</text:span> использования параллельным алгоритмом процессоров при решении задачи определяется соотношением:</text:p>
      <text:p text:style-name="P28">E<text:span text:style-name="T72">p</text:span>(n) <text:span text:style-name="T71">=</text:span> T<text:span text:style-name="T72">1</text:span>(n) / (pT<text:span text:style-name="T72">p</text:span>(n)) <text:span text:style-name="T71">=</text:span> S<text:span text:style-name="T72">p</text:span>(n)/p</text:p>
      <text:p text:style-name="P29">Величина эффективности определяет среднюю долю времени выполнения параллельного алгоритма, в течение которого процессоры реально используются для решения задачи.</text:p>
      <text:p text:style-name="P29">Из приведенных соотношений можно показать, что в наилучшем случае S<text:span text:style-name="T72">p</text:span>(n) = p и E<text:span text:style-name="T72">p</text:span>(n) = 1. При практическом применении данных показателей для оценки эффективности параллельных вычислений следует учитывать два важных момента:</text:p>
      <text:p text:style-name="P29"><text:soft-page-break/><text:span text:style-name="T74">1. </text:span><text:span text:style-name="T73">При определенных обстоятельствах ускорение может оказаться больше числа используемых процессоров</text:span><text:span text:style-name="T65"> </text:span>ускорение S<text:span text:style-name="T72">p</text:span>(n) &gt; p может иметь место в силу следующего ряда причин: в этом случае говорят о существовании сверхлинейного ускорения. Несмотря на парадоксальность таких ситуаций (ускорение превышает число процессоров), на практике сверхлинейное ускорение может иметь место. Одной из причин такого явления может быть неодинаковость условий выполнения последовательной и параллельной программ. Например, при решении задачи на одном процессоре оказывается недостаточно оперативной памяти для хранения всех обрабатываемых данных и тогда становится необходимым использование более медленной внешней памяти (в случае же использования нескольких процессоров оперативной памяти может оказаться достаточно за счет разделения данных между процессорами). Еще одной причиной сверхлинейного ускорения может быть нелинейный характер зависимости сложности решения задачи от объема обрабатываемых данных. Так, например, известный алгоритм пузырьковой сортировки характеризуется квадратичной зависимостью количества необходимых операций от числа упорядочиваемых данных. Как результат, при распределении сортируемого массива между процессорами может быть получено ускорение, превышающее число процессоров. Источником сверхлинейного ускорения может быть и различие вычислительных схем последовательного и параллельного методов.</text:p>
      <text:p text:style-name="P32">2. При внимательном рассмотрении можно обратить внимание, что попытки повышения качества параллельных вычислений по одному из показателей (ускорению или эффективности) могут привести к ухудшению ситуации по другому показателю, ибо показатели качества параллельных вычислений являются часто противоречивыми. Так, например, повышение ускорения обычно может быть обеспечено за счет увеличения числа процессоров, что приводит, как правило, к падению эффективности. И наоборот, повышение эффективности достигается во многих случаях при <text:soft-page-break/>уменьшении числа процессоров (в предельном случае идеальная эффективность E<text:span text:style-name="T72">p</text:span>(n) = 1 легко обеспечивается при использовании одного процессора). Как результат, разработка методов параллельных вычислений часто предполагает выбор некоторого компромиссного варианта с учетом желаемых показателей ускорения и эффективности. </text:p>
      <text:p text:style-name="P29">Показатели качества параллельных вычислений являются противоречивыми: попытки повышения качества параллельных вычислений по одному из показателей может привести к ухудшению ситуации по другому показателю.</text:p>
      <text:p text:style-name="P30">При выборе надлежащего параллельного способа решения задачи может оказаться полезной оценка стоимости вычислений, определяемой как произведение времени параллельного решения задачи и числа используемых процессоров C<text:span text:style-name="T72">p</text:span> <text:span text:style-name="T71">=</text:span> pT<text:span text:style-name="T72">p.</text:span></text:p>
      <text:p text:style-name="P29">Стоимостно-оптимальный (cost-optimal) параллельный алгоритм - метод, стоимость которого является пропорциональной времени выполнения наилучшего последовательного алгоритма.</text:p>
      <text:p text:style-name="P29"/>
      <text:p text:style-name="P29"/>
      <text:h text:style-name="P12" text:outline-level="2"><text:bookmark-start text:name="__RefHeading___Toc139_686934778"/>Заключение<text:bookmark-end text:name="__RefHeading___Toc139_686934778"/></text:h>
      <text:p text:style-name="P22"/>
      <text:p text:style-name="P22">Можно выделить следующий ряд общих проблем, возникающих при использовании параллельных вычислительных систем:</text:p>
      <text:p text:style-name="P23"><text:span text:style-name="T75">в</text:span>ысокая стоимость параллельных систем - в соответствии с подтверждаемым на практике законом Гроша, производительность компьютера возрастает пропорционально квадрату его стоимости и, как результат, гораздо выгоднее получить требуемую вычислительную мощность приобретением одного производительного процессора, чем использование нескольких менее быстродействующих процессоров;</text:p>
      <text:p text:style-name="P23"><text:span text:style-name="T75">п</text:span>отери производительности для организации параллелизма - согласно гипотезе Минского, ускорение, достигаемое при использовании параллельной системы, пропорционально двоичному логарифму от числа процессоров;</text:p>
      <text:p text:style-name="P22"><text:span text:style-name="T75">п</text:span>остоянное совершенствование последовательных компьютеров. В соответствии с законом Мура мощность последовательных процессоров возрастает практически в 2 раза каждые 18-24 месяцев и, как результат, необходимая производительность может быть достигнута и на "обычных" последовательных компьютерах;</text:p>
      <text:p text:style-name="P22"><text:span text:style-name="T75">с</text:span>уществование последовательных вычислений - в соответствии с законом Амдаля, ускорение процесса вычислений при использовании <text:span text:style-name="T76">нескольких</text:span> процессоров ограничивается, т.е., например, при наличии всего 10% последовательных команд в выполняемых вычислениях эффект использования параллелизма не может превышать 10-кратного ускорения обработки данных;</text:p>
      <text:p text:style-name="P24"><text:span text:style-name="T76">з</text:span>ависимость эффективности параллелизма от учета характерных свойств параллельных систем - в отличие от единственности классической схемы фон Неймана последовательных ЭВМ параллельные системы отличаются существенным разнообразием архитектурных принципов построения, и максимальный эффект от использования параллелизма может <text:soft-page-break/>быть получен только при полном использовании всех особенностей аппаратуры; </text:p>
      <text:p text:style-name="P24"><text:span text:style-name="T76">с</text:span>уществующее программное обеспечение ориентировано в основном на последовательные ЭВМ - данное возражение состоит в том, что для большого количества задач уже имеется подготовленное программное обеспечение и все эти программы ориентированы главным образом на последовательные ЭВМ - как результат, переработка такого количества программ для параллельных систем вряд ли окажется возможным.</text:p>
      <text:p text:style-name="P22"/>
      <text:p text:style-name="P22"/>
      <text:h text:style-name="P12" text:outline-level="2"><text:bookmark-start text:name="__RefHeading___Toc141_686934778"/>Используемые источники<text:bookmark-end text:name="__RefHeading___Toc141_686934778"/></text:h>
      <text:p text:style-name="P22"/>
      <text:list text:style-name="L1">
        <text:list-item>
          <text:p text:style-name="P25"><text:a xlink:type="simple" xlink:href="https://ru.wikipedia.org/wiki/Параллельный_алгоритм" text:style-name="Internet_20_link" text:visited-style-name="Visited_20_Internet_20_Link">https://ru.wikipedia.org/wiki/Параллельный_алгоритм</text:a> <text:line-break/><text:span text:style-name="T78">Википедия: </text:span>Параллельный алгоритм</text:p>
          <text:p text:style-name="P25"/>
        </text:list-item>
        <text:list-item>
          <text:p text:style-name="P25"><text:a xlink:type="simple" xlink:href="https://tproger.ru/articles/computational-complexity-explained" text:style-name="Internet_20_link" text:visited-style-name="Visited_20_Internet_20_Link">https://tproger.ru/articles/computational-complexity-explained</text:a> <text:line-break/><text:span text:style-name="T78">Tproger: Оценка сложности алгоритмов, или Что такое О(log n)</text:span></text:p>
          <text:p text:style-name="P25"/>
        </text:list-item>
        <text:list-item>
          <text:p text:style-name="P25"><text:a xlink:type="simple" xlink:href="https://habr.com/ru/articles/104219/" text:style-name="Internet_20_link" text:visited-style-name="Visited_20_Internet_20_Link">https://habr.com/ru/articles/104219/</text:a> <text:span text:style-name="T78">Хабр: Оценка сложности алгоритмов</text:span></text:p>
          <text:p text:style-name="P25"/>
        </text:list-item>
        <text:list-item>
          <text:p text:style-name="P25"><text:a xlink:type="simple" xlink:href="https://it.kgsu.ru/ParalAlg/palg012.html" text:style-name="Internet_20_link" text:visited-style-name="Visited_20_Internet_20_Link">https://it.kgsu.ru/ParalAlg/palg012.html</text:a> <text:line-break/><text:span text:style-name="T78">Информатика и программирование: Шаг за шагом.</text:span></text:p>
          <text:p text:style-name="P25"/>
        </text:list-item>
      </text:list>
      <text:p text:style-name="P22"/>
      <text:p text:style-name="P22"/>
      <text:p text:style-name="P22"/>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Mono" svg:font-family="'Ubuntu Mono'" style:font-pitch="fixed"/>
    <style:font-face style:name="Wingdings" svg:font-family="Wingdings" style:font-family-generic="roman"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color="#000000" loext:opacity="100%" style:font-name="Arial" fo:font-size="11pt" fo:language="ru" fo:country="RU" style:letter-kerning="false" style:font-name-asian="Times New Roman1" style:font-size-asian="11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fo:color="#000000" loext:opacity="100%" style:font-name="Arial" fo:font-size="11pt" fo:language="ru" fo:country="RU" style:letter-kerning="false" style:font-name-asian="Times New Roman1" style:font-size-asian="11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Title" style:default-outline-level="1" style:list-style-name="" style:class="text">
      <style:paragraph-properties fo:margin-top="0.423cm" fo:margin-bottom="0.212cm" style:contextual-spacing="false"/>
      <style:text-properties fo:font-weight="bold" style:font-weight-asian="bold"/>
    </style:style>
    <style:style style:name="Title" style:family="paragraph" style:parent-style-name="Normal1" style:class="chapter">
      <style:paragraph-properties fo:margin-top="0.529cm" fo:margin-bottom="0.353cm" style:contextual-spacing="false"/>
      <style:text-properties fo:font-size="24pt" style:font-size-asian="24pt"/>
    </style:style>
    <style:style style:name="Heading_20_2" style:display-name="Heading 2" style:family="paragraph" style:parent-style-name="Normal1" style:default-outline-level="2" style:list-style-name="" style:class="text">
      <style:paragraph-properties fo:margin-top="0.635cm" fo:margin-bottom="0.212cm" style:contextual-spacing="false"/>
      <style:text-properties style:font-name="Arial1" fo:font-family="Arial" style:font-family-generic="swiss" style:font-pitch="variable" fo:font-size="17pt" style:font-size-asian="17pt" style:font-name-complex="Arial2" style:font-family-complex="Arial" style:font-family-generic-complex="system" style:font-pitch-complex="variable"/>
    </style:style>
    <style:style style:name="Heading_20_3" style:display-name="Heading 3" style:family="paragraph" style:parent-style-name="Normal1" style:default-outline-level="3" style:list-style-name="" style:class="text">
      <style:paragraph-properties fo:margin-top="0.564cm" fo:margin-bottom="0.212cm" style:contextual-spacing="false"/>
      <style:text-properties style:font-name="Arial1" fo:font-family="Arial" style:font-family-generic="swiss" style:font-pitch="variable" fo:font-size="15pt" style:font-size-asian="15pt" style:font-name-complex="Arial2" style:font-family-complex="Arial" style:font-family-generic-complex="system" style:font-pitch-complex="variable"/>
    </style:style>
    <style:style style:name="Heading_20_4" style:display-name="Heading 4" style:family="paragraph" style:parent-style-name="Normal1" style:default-outline-level="4" style:list-style-name="" style:class="text">
      <style:paragraph-properties fo:margin-top="0.564cm" fo:margin-bottom="0.212cm" style:contextual-spacing="false"/>
      <style:text-properties style:font-name="Arial1" fo:font-family="Arial" style:font-family-generic="swiss" style:font-pitch="variable" fo:font-size="13pt" fo:font-weight="bold" style:font-size-asian="13pt" style:font-weight-asian="bold" style:font-name-complex="Arial2" style:font-family-complex="Arial" style:font-family-generic-complex="system" style:font-pitch-complex="variable"/>
    </style:style>
    <style:style style:name="Heading_20_5" style:display-name="Heading 5" style:family="paragraph" style:parent-style-name="Normal1" style:default-outline-level="5" style:list-style-name="" style:class="text">
      <style:paragraph-properties fo:margin-top="0.564cm" fo:margin-bottom="0.212cm" style:contextual-spacing="false"/>
      <style:text-properties style:font-name="Arial1" fo:font-family="Arial" style:font-family-generic="swiss" style:font-pitch="variable" fo:font-weight="bold" style:font-weight-asian="bold" style:font-name-complex="Arial2" style:font-family-complex="Arial" style:font-family-generic-complex="system" style:font-pitch-complex="variable"/>
    </style:style>
    <style:style style:name="Heading_20_6" style:display-name="Heading 6" style:family="paragraph" style:parent-style-name="Normal1" style:default-outline-level="6" style:list-style-name="" style:class="text">
      <style:paragraph-properties fo:margin-top="0.564cm" fo:margin-bottom="0.212cm" style:contextual-spacing="false"/>
      <style:text-properties style:font-name="Arial1" fo:font-family="Arial" style:font-family-generic="swiss" style:font-pitch="variable" fo:font-size="11pt" fo:font-weight="bold" style:font-size-asian="11pt" style:font-weight-asian="bold" style:font-name-complex="Arial2" style:font-family-complex="Arial" style:font-family-generic-complex="system" style:font-pitch-complex="variable"/>
    </style:style>
    <style:style style:name="Heading_20_7" style:display-name="Heading 7" style:family="paragraph" style:parent-style-name="Normal1" style:default-outline-level="7" style:list-style-name="" style:class="text">
      <style:paragraph-properties fo:margin-top="0.564cm" fo:margin-bottom="0.212cm" style:contextual-spacing="false"/>
      <style:text-properties style:font-name="Arial1" fo:font-family="Arial" style:font-family-generic="swiss" style:font-pitch="variable" fo:font-size="11pt" fo:font-style="italic" fo:font-weight="bold" style:font-size-asian="11pt" style:font-style-asian="italic" style:font-weight-asian="bold" style:font-name-complex="Arial2" style:font-family-complex="Arial" style:font-family-generic-complex="system" style:font-pitch-complex="variable"/>
    </style:style>
    <style:style style:name="Heading_20_8" style:display-name="Heading 8" style:family="paragraph" style:parent-style-name="Normal1" style:default-outline-level="8" style:list-style-name="" style:class="text">
      <style:paragraph-properties fo:margin-top="0.564cm" fo:margin-bottom="0.212cm" style:contextual-spacing="false"/>
      <style:text-properties style:font-name="Arial1" fo:font-family="Arial" style:font-family-generic="swiss" style:font-pitch="variable" fo:font-size="11pt" fo:font-style="italic" style:font-size-asian="11pt" style:font-style-asian="italic" style:font-name-complex="Arial2" style:font-family-complex="Arial" style:font-family-generic-complex="system" style:font-pitch-complex="variable"/>
    </style:style>
    <style:style style:name="Heading_20_9" style:display-name="Heading 9" style:family="paragraph" style:parent-style-name="Normal1" style:default-outline-level="9" style:list-style-name="" style:class="text">
      <style:paragraph-properties fo:margin-top="0.564cm" fo:margin-bottom="0.212cm" style:contextual-spacing="false"/>
      <style:text-properties style:font-name="Arial1" fo:font-family="Arial" style:font-family-generic="swiss" style:font-pitch="variable" fo:font-size="10.5pt" fo:font-style="italic" style:font-size-asian="10.5pt" style:font-style-asian="italic" style:font-name-complex="Arial2" style:font-family-complex="Arial" style:font-family-generic-complex="system" style:font-pitch-complex="variable"/>
    </style:style>
    <style:style style:name="DStyle_5f_paragraph" style:display-name="DStyle_paragraph" style:family="paragraph">
      <style:paragraph-properties fo:margin-top="0cm" fo:margin-bottom="0.353cm" style:contextual-spacing="false" fo:line-height="115%" fo:text-align="start" style:justify-single-word="false" fo:orphans="0" fo:widows="0" fo:hyphenation-ladder-count="no-limit" style:writing-mode="lr-tb"/>
      <style:text-properties style:font-name="Liberation Serif" fo:font-family="'Liberation Serif'" style:font-family-generic="roman" style:font-pitch="variable" fo:font-size="12pt" style:font-size-asian="12pt" style:font-name-complex="Liberation Serif1" style:font-family-complex="'Liberation Serif'" style:font-family-generic-complex="system" style:font-pitch-complex="variable" fo:hyphenate="false" fo:hyphenation-remain-char-count="2" fo:hyphenation-push-char-count="2" loext:hyphenation-no-caps="false" loext:hyphenation-no-last-word="false" loext:hyphenation-word-char-count="no-limit" loext:hyphenation-zone="no-limit"/>
    </style:style>
    <style:style style:name="Normal1" style:family="paragraph" style:parent-style-name="DStyle_5f_paragraph"/>
    <style:style style:name="List_20_Paragraph" style:display-name="List Paragraph" style:family="paragraph" style:parent-style-name="Normal1">
      <style:paragraph-properties fo:margin-left="1.27cm" fo:margin-right="0cm" fo:text-indent="0cm" style:auto-text-indent="false"/>
    </style:style>
    <style:style style:name="No_20_Spacing" style:display-name="No Spacing" style:family="paragraph" style:parent-style-name="DStyle_5f_paragraph">
      <style:paragraph-properties fo:margin-top="0cm" fo:margin-bottom="0cm" style:contextual-spacing="false" fo:line-height="100%"/>
    </style:style>
    <style:style style:name="Subtitle" style:family="paragraph" style:parent-style-name="Normal1" style:class="chapter">
      <style:paragraph-properties fo:margin-top="0.353cm" fo:margin-bottom="0.353cm" style:contextual-spacing="false"/>
    </style:style>
    <style:style style:name="Quote" style:family="paragraph" style:parent-style-name="Normal1">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Normal1">
      <loext:graphic-properties draw:fill="solid" draw:fill-color="#f2f2f2"/>
      <style:paragraph-properties fo:margin-left="1.27cm" fo:margin-right="1.27cm" fo:text-indent="0cm" style:auto-text-indent="false" fo:background-color="#f2f2f2" fo:padding="0cm" fo:border="0.51pt solid #ffffff" style:shadow="none"/>
      <style:text-properties fo:font-style="italic"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1"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parent-style-name="Normal1"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note" style:family="paragraph" style:parent-style-name="Normal1" style:class="extra">
      <style:paragraph-properties fo:margin-top="0cm" fo:margin-bottom="0.071cm" style:contextual-spacing="false" fo:line-height="100%"/>
      <style:text-properties fo:font-size="9pt" style:font-size-asian="9pt"/>
    </style:style>
    <style:style style:name="Endnote" style:family="paragraph" style:parent-style-name="Normal1"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Normal1" style:class="index">
      <style:paragraph-properties fo:margin-top="0cm" fo:margin-bottom="0.101cm" style:contextual-spacing="false"/>
    </style:style>
    <style:style style:name="Contents_20_2" style:display-name="Contents 2" style:family="paragraph" style:parent-style-name="Normal1"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Normal1"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Normal1"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Normal1"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Normal1"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Normal1"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Normal1"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Normal1"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DStyle_5f_paragraph" style:class="index"/>
    <style:style style:name="table_20_of_20_figures" style:display-name="table of figures" style:family="paragraph" style:parent-style-name="Normal1">
      <style:paragraph-properties fo:margin-top="0cm" fo:margin-bottom="0cm" style:contextual-spacing="false"/>
    </style:style>
    <style:style style:name="caption" style:family="paragraph" style:parent-style-name="Standard">
      <style:paragraph-properties fo:margin-top="0.212cm" fo:margin-bottom="0.212cm" style:contextual-spacing="false"/>
      <style:text-properties fo:font-style="italic" style:font-style-asian="italic"/>
    </style:style>
    <style:style style:name="index_20_heading" style:display-name="index heading" style:family="paragraph" style:parent-style-name="Standard"/>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style>
    <style:style style:name="Frame_20_contents" style:display-name="Frame contents" style:family="paragraph" style:parent-style-name="Standard" style:class="extra"/>
    <style:style style:name="Drawing" style:family="paragraph" style:parent-style-name="caption" style:class="extra"/>
    <style:style style:name="otstup" style:family="paragraph" style:parent-style-name="Standard">
      <style:paragraph-properties fo:margin-top="0.494cm" fo:margin-bottom="0.494cm" style:contextual-spacing="false" fo:line-height="100%" fo:hyphenation-ladder-count="no-limit"/>
      <style:text-properties style:use-window-font-color="true" loext:opacity="0%" style:font-name="Times New Roman" fo:font-family="'Times New Roman'" style:font-family-generic="roman" style:font-pitch="variable" fo:font-size="12pt" style:font-size-asian="12pt" style:language-asian="ru" style:country-asian="RU"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Default_20_Paragraph_20_Font" style:display-name="Default Paragraph Font" style:family="text"/>
    <style:style style:name="DStyle_5f_text" style:display-name="DStyle_text" style:family="text">
      <style:text-properties style:font-name="Arial" fo:font-family="Arial" style:font-family-generic="roman" style:font-pitch="variable" fo:font-size="11pt" fo:language="en" fo:country="US" style:font-size-asian="11pt" style:font-name-complex="Arial2" style:font-family-complex="Arial" style:font-family-generic-complex="system" style:font-pitch-complex="variable"/>
    </style:style>
    <style:style style:name="Heading_20_1_20_Char" style:display-name="Heading 1 Char" style:family="text">
      <style:text-properties style:font-name="Arial" fo:font-family="Arial" style:font-family-generic="roman" style:font-pitch="variable" fo:font-size="20pt" style:font-size-asian="20pt" style:font-name-complex="Arial2" style:font-family-complex="Arial" style:font-family-generic-complex="system" style:font-pitch-complex="variable"/>
    </style:style>
    <style:style style:name="Heading_20_2_20_Char" style:display-name="Heading 2 Char" style:family="text">
      <style:text-properties style:font-name="Arial" fo:font-family="Arial" style:font-family-generic="roman" style:font-pitch="variable" fo:font-size="17pt" style:font-size-asian="17pt" style:font-name-complex="Arial2" style:font-family-complex="Arial" style:font-family-generic-complex="system" style:font-pitch-complex="variable"/>
    </style:style>
    <style:style style:name="Heading_20_3_20_Char" style:display-name="Heading 3 Char" style:family="text">
      <style:text-properties style:font-name="Arial" fo:font-family="Arial" style:font-family-generic="roman" style:font-pitch="variable" fo:font-size="15pt" style:font-size-asian="15pt" style:font-name-complex="Arial2" style:font-family-complex="Arial" style:font-family-generic-complex="system" style:font-pitch-complex="variable"/>
    </style:style>
    <style:style style:name="Heading_20_4_20_Char" style:display-name="Heading 4 Char" style:family="text">
      <style:text-properties style:font-name="Arial" fo:font-family="Arial" style:font-family-generic="roman" style:font-pitch="variable" fo:font-size="13pt" fo:font-weight="bold" style:font-size-asian="13pt" style:font-weight-asian="bold" style:font-name-complex="Arial2" style:font-family-complex="Arial" style:font-family-generic-complex="system" style:font-pitch-complex="variable"/>
    </style:style>
    <style:style style:name="Heading_20_5_20_Char" style:display-name="Heading 5 Char" style:family="text">
      <style:text-properties style:font-name="Arial" fo:font-family="Arial" style:font-family-generic="roman" style:font-pitch="variable" fo:font-size="12pt" fo:font-weight="bold" style:font-size-asian="12pt" style:font-weight-asian="bold" style:font-name-complex="Arial2" style:font-family-complex="Arial" style:font-family-generic-complex="system" style:font-pitch-complex="variable"/>
    </style:style>
    <style:style style:name="Heading_20_6_20_Char" style:display-name="Heading 6 Char" style:family="text">
      <style:text-properties style:font-name="Arial" fo:font-family="Arial" style:font-family-generic="roman" style:font-pitch="variable" fo:font-size="11pt" fo:font-weight="bold" style:font-size-asian="11pt" style:font-weight-asian="bold" style:font-name-complex="Arial2" style:font-family-complex="Arial" style:font-family-generic-complex="system" style:font-pitch-complex="variable"/>
    </style:style>
    <style:style style:name="Heading_20_7_20_Char" style:display-name="Heading 7 Char" style:family="text">
      <style:text-properties style:font-name="Arial" fo:font-family="Arial" style:font-family-generic="roman" style:font-pitch="variable" fo:font-size="11pt" fo:font-style="italic" fo:font-weight="bold" style:font-size-asian="11pt" style:font-style-asian="italic" style:font-weight-asian="bold" style:font-name-complex="Arial2" style:font-family-complex="Arial" style:font-family-generic-complex="system" style:font-pitch-complex="variable"/>
    </style:style>
    <style:style style:name="Heading_20_8_20_Char" style:display-name="Heading 8 Char" style:family="text">
      <style:text-properties style:font-name="Arial" fo:font-family="Arial" style:font-family-generic="roman" style:font-pitch="variable" fo:font-size="11pt" fo:font-style="italic" style:font-size-asian="11pt" style:font-style-asian="italic" style:font-name-complex="Arial2" style:font-family-complex="Arial" style:font-family-generic-complex="system" style:font-pitch-complex="variable"/>
    </style:style>
    <style:style style:name="Heading_20_9_20_Char" style:display-name="Heading 9 Char" style:family="text">
      <style:text-properties style:font-name="Arial" fo:font-family="Arial" style:font-family-generic="roman" style:font-pitch="variable" fo:font-size="10.5pt" fo:font-style="italic" style:font-size-asian="10.5pt" style:font-style-asian="italic" style:font-name-complex="Arial2" style:font-family-complex="Arial" style:font-family-generic-complex="system" style:font-pitch-complex="variable"/>
    </style:style>
    <style:style style:name="Title_20_Char" style:display-name="Title Char" style:family="text">
      <style:text-properties fo:font-size="24pt" style:font-size-asian="24pt"/>
    </style:style>
    <style:style style:name="Subtitle_20_Char" style:display-name="Subtitle Char" style:family="text">
      <style:text-properties fo:font-size="12pt" style:font-size-asian="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1"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Footnote_20_Symbol" style:display-name="Footnote Symbol" style:family="text"/>
    <style:style style:name="Endnote_20_Text_20_Char" style:display-name="Endnote Text Char" style:family="text">
      <style:text-properties fo:font-size="10pt" style:font-size-asian="10pt"/>
    </style:style>
    <style:style style:name="Endnote_20_Symbol" style:display-name="Endnote Symbol" style:family="text"/>
    <style:style style:name="Bullet_20_Symbols" style:display-name="Bullet Symbols" style:family="text">
      <style:text-properties style:font-name="OpenSymbol" fo:font-family="OpenSymbol" style:font-family-generic="roman" style:font-pitch="variable" style:font-name-complex="OpenSymbol1" style:font-family-complex="OpenSymbol" style:font-family-generic-complex="system" style:font-pitch-complex="variable"/>
    </style:style>
    <style:style style:name="Strong" style:family="text">
      <style:text-properties fo:font-weight="bold" style:font-weight-asian="bold"/>
    </style:style>
    <style:style style:name="Numbering_20_Symbols" style:display-name="Numbering Symbols" style:family="text">
      <style:text-properties style:font-name="Times New Roman" fo:font-family="'Times New Roman'" style:font-family-generic="roman" style:font-pitch="variable" fo:font-size="14pt" fo:font-style="normal" style:font-size-asian="14pt" style:font-style-asian="normal" style:font-name-complex="Times New Roman1" style:font-family-complex="'Times New Roman'" style:font-family-generic-complex="system" style:font-pitch-complex="variable"/>
    </style:style>
    <style:style style:name="T1"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4"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5"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6"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7"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8"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9"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1"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2"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4"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5"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6"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7"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8"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9"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1"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2"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4"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5"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6"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7"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8"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29"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30"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31"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32"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33"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34"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35"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36"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37" style:family="text">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T38"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39"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40"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41"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42"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43"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44"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45"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46"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47"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48"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49"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0"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1"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2"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3"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4"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5"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6"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7"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58"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59"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60"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61"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62"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63"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64"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Emphasis" style:family="text" style:parent-style-name="Default_20_Paragraph_20_Font">
      <style:text-properties fo:font-style="italic" style:font-style-asian="italic" style:font-style-complex="italic"/>
    </style:style>
    <style:style style:name="code"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style style:name="ListLabel_20_272" style:display-name="ListLabel 272" style:family="text">
      <style:text-properties style:font-name-complex="Courier New1"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style style:name="ListLabel_20_275" style:display-name="ListLabel 275" style:family="text">
      <style:text-properties style:font-name-complex="Courier New1"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style style:name="ListLabel_20_278" style:display-name="ListLabel 278" style:family="text">
      <style:text-properties style:font-name-complex="Courier New1" style:font-family-complex="'Courier New'" style:font-family-generic-complex="system" style:font-pitch-complex="variable"/>
    </style:style>
    <style:style style:name="ListLabel_20_279" style:display-name="ListLabel 279"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9"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2"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5"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45"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4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4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5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5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Обычный"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635cm" fo:margin-left="2.521cm"/>
        </style:list-level-properties>
        <style:text-properties fo:font-family="Symbol" style:font-charset="x-symbol"/>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Обычный" style:font-pitch="fixed"/>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635cm" fo:margin-left="5.061cm"/>
        </style:list-level-properties>
        <style:text-properties fo:font-family="Wingdings"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635cm" fo:margin-left="6.331cm"/>
        </style:list-level-properties>
        <style:text-properties fo:font-family="Symbol" style:font-charset="x-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Обычный" style:font-pitch="fixed"/>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635cm" fo:margin-left="8.871cm"/>
        </style:list-level-properties>
        <style:text-properties fo:font-family="Wingdings"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635cm" fo:margin-left="10.141cm"/>
        </style:list-level-properties>
        <style:text-properties fo:font-family="Symbol" style:font-charset="x-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Обычный" style:font-pitch="fixed"/>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635cm" fo:margin-left="12.68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ru-RU</dc:language>
    <dc:date>2024-05-04T21:57:07.222574601</dc:date>
    <meta:editing-cycles>83</meta:editing-cycles>
    <meta:editing-duration>PT10H37M38S</meta:editing-duration>
    <meta:generator>LibreOffice/24.2.3.2$Linux_X86_64 LibreOffice_project/433d9c2ded56988e8a90e6b2e771ee4e6a5ab2ba</meta:generator>
    <meta:document-statistic meta:table-count="0" meta:image-count="0" meta:object-count="0" meta:page-count="16" meta:paragraph-count="103" meta:word-count="2255" meta:character-count="18443" meta:non-whitespace-character-count="16266"/>
    <meta:user-defined meta:name="AppVersion">16.0000</meta:user-defined>
    <meta:template xlink:type="simple" xlink:actuate="onRequest" xlink:title="Normal.dotm" xlink:href=""/>
  </office:meta>
</office:document-meta>
</file>